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fill-color="#729fcf" draw:textarea-vertical-align="middle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152cm" fo:min-width="0.112cm" fo:padding-top="0.134cm" fo:padding-bottom="0.134cm" fo:padding-left="0.259cm" fo:padding-right="0.25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98cm" fo:min-width="0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2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2" draw:layer="layout" svg:width="6.351cm" svg:height="1.269cm" svg:x="9.215cm" svg:y="2.301cm" svg:viewBox="0 0 6352 1270" draw:points="0,0 5086,0 6352,635 5086,1270 0,1270">
            <text:p text:style-name="P1"><text:span text:style-name="T1">Filter bad input</text:span></text:p>
          </draw:polygon>
          <draw:g>
            <draw:custom-shape draw:style-name="gr2" draw:text-style-name="P3" draw:layer="layout" svg:width="1.261cm" svg:height="1.261cm" draw:transform="rotate (-1.5707963267949) translate (10.481cm 2.301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51.347068145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0.05cm" svg:height="1.23cm" svg:x="9.189cm" svg:y="2.3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polygon draw:style-name="gr1" draw:text-style-name="P2" draw:layer="layout" svg:width="6.351cm" svg:height="1.269cm" svg:x="9.215cm" svg:y="5.697cm" svg:viewBox="0 0 6352 1270" draw:points="0,0 5086,0 6352,635 5086,1270 0,1270">
            <text:p text:style-name="P1"><text:span text:style-name="T1">Escape unknown </text:span></text:p>
            <text:p text:style-name="P1"><text:span text:style-name="T1">characters</text:span></text:p>
          </draw:polygon>
          <draw:g>
            <draw:custom-shape draw:style-name="gr2" draw:text-style-name="P3" draw:layer="layout" svg:width="1.261cm" svg:height="1.261cm" draw:transform="rotate (-1.5707963267949) translate (10.481cm 5.69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51.347068145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0.05cm" svg:height="1.23cm" svg:x="9.189cm" svg:y="5.7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polygon draw:style-name="gr1" draw:text-style-name="P2" draw:layer="layout" svg:width="5.085cm" svg:height="1.269cm" svg:x="18.115cm" svg:y="1.205cm" svg:viewBox="0 0 5086 1270" draw:points="0,0 5086,0 5086,1270 0,1270">
            <text:p text:style-name="P1"><text:span text:style-name="T1">SQLite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19.373cm 1.20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8.081cm" svg:y="1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1" draw:text-style-name="P2" draw:layer="layout" svg:width="5.366cm" svg:height="1.269cm" svg:x="1.715cm" svg:y="1.605cm" svg:viewBox="0 0 5367 1270" draw:points="0,0 4297,0 5367,635 4297,1270 0,1270">
          <text:p text:style-name="P1"><text:span text:style-name="T1">I</text:span><text:span text:style-name="T2">nput from</text:span></text:p>
          <text:p text:style-name="P1"><text:span text:style-name="T2">file</text:span></text:p>
        </draw:polygon>
        <draw:polygon draw:style-name="gr1" draw:text-style-name="P2" draw:layer="layout" svg:width="5.366cm" svg:height="1.269cm" svg:x="1.715cm" svg:y="6.205cm" svg:viewBox="0 0 5367 1270" draw:points="0,0 4297,0 5367,635 4297,1270 0,1270">
          <text:p text:style-name="P1"><text:span text:style-name="T1">I</text:span><text:span text:style-name="T2">nput from</text:span></text:p>
          <text:p text:style-name="P1"><text:span text:style-name="T2">environment variable</text:span></text:p>
        </draw:polygon>
        <draw:polygon draw:style-name="gr1" draw:text-style-name="P2" draw:layer="layout" svg:width="5.366cm" svg:height="1.269cm" svg:x="1.715cm" svg:y="3.905cm" svg:viewBox="0 0 5367 1270" draw:points="0,0 4297,0 5367,635 4297,1270 0,1270">
          <text:p text:style-name="P1"><text:span text:style-name="T1">I</text:span><text:span text:style-name="T2">nput from</text:span></text:p>
          <text:p text:style-name="P1"><text:span text:style-name="T2">console</text:span></text:p>
        </draw:polygon>
        <draw:g>
          <draw:polygon draw:style-name="gr1" draw:text-style-name="P2" draw:layer="layout" svg:width="5.085cm" svg:height="1.269cm" svg:x="18.116cm" svg:y="7.001cm" svg:viewBox="0 0 5086 1270" draw:points="0,0 5086,0 5086,1270 0,1270">
            <text:p text:style-name="P1"><text:span text:style-name="T1">PostgreSQL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19.374cm 7.0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8.082cm" svg:y="7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1" draw:text-style-name="P2" draw:layer="layout" svg:width="5.085cm" svg:height="1.269cm" svg:x="18.116cm" svg:y="5.101cm" svg:viewBox="0 0 5086 1270" draw:points="0,0 5086,0 5086,1270 0,1270">
            <text:p text:style-name="P1"><text:span text:style-name="T1">MySQL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19.374cm 5.1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8.082cm" svg:y="5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1" draw:text-style-name="P2" draw:layer="layout" svg:width="5.085cm" svg:height="1.269cm" svg:x="18.116cm" svg:y="3.101cm" svg:viewBox="0 0 5086 1270" draw:points="0,0 5086,0 5086,1270 0,1270">
            <text:p text:style-name="P1"><text:span text:style-name="T1">SQL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19.374cm 3.1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8.082cm" svg:y="3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4" draw:text-style-name="P5" draw:layer="layout" svg:x1="7.092cm" svg:y1="2.258cm" svg:x2="9.608cm" svg:y2="6.309cm">
            <text:p/>
          </draw:line>
          <draw:line draw:style-name="gr4" draw:text-style-name="P5" draw:layer="layout" svg:x1="7.091cm" svg:y1="2.257cm" svg:x2="9.629cm" svg:y2="2.904cm">
            <text:p/>
          </draw:line>
          <draw:line draw:style-name="gr4" draw:text-style-name="P5" draw:layer="layout" svg:x1="7.112cm" svg:y1="6.844cm" svg:x2="9.629cm" svg:y2="2.905cm">
            <text:p/>
          </draw:line>
          <draw:line draw:style-name="gr4" draw:text-style-name="P5" draw:layer="layout" svg:x1="7.129cm" svg:y1="6.844cm" svg:x2="9.608cm" svg:y2="6.31cm">
            <text:p/>
          </draw:line>
          <draw:g>
            <draw:line draw:style-name="gr4" draw:text-style-name="P5" draw:layer="layout" svg:x1="7.112cm" svg:y1="4.507cm" svg:x2="9.629cm" svg:y2="2.905cm">
              <text:p/>
            </draw:line>
            <draw:line draw:style-name="gr4" draw:text-style-name="P5" draw:layer="layout" svg:x1="7.091cm" svg:y1="4.48cm" svg:x2="9.608cm" svg:y2="6.31cm">
              <text:p/>
            </draw:line>
          </draw:g>
        </draw:g>
        <draw:g>
          <draw:line draw:style-name="gr4" draw:text-style-name="P5" draw:layer="layout" svg:x1="15.558cm" svg:y1="2.927cm" svg:x2="18.474cm" svg:y2="1.822cm">
            <text:p/>
          </draw:line>
          <draw:line draw:style-name="gr4" draw:text-style-name="P5" draw:layer="layout" svg:x1="15.559cm" svg:y1="2.927cm" svg:x2="18.523cm" svg:y2="7.675cm">
            <text:p/>
          </draw:line>
          <draw:line draw:style-name="gr4" draw:text-style-name="P5" draw:layer="layout" svg:x1="15.559cm" svg:y1="2.927cm" svg:x2="18.402cm" svg:y2="5.715cm">
            <text:p/>
          </draw:line>
          <draw:line draw:style-name="gr4" draw:text-style-name="P5" draw:layer="layout" svg:x1="15.559cm" svg:y1="2.927cm" svg:x2="18.451cm" svg:y2="3.727cm">
            <text:p/>
          </draw:line>
          <draw:line draw:style-name="gr4" draw:text-style-name="P5" draw:layer="layout" svg:x1="15.558cm" svg:y1="6.322cm" svg:x2="18.476cm" svg:y2="1.822cm">
            <text:p/>
          </draw:line>
          <draw:line draw:style-name="gr4" draw:text-style-name="P5" draw:layer="layout" svg:x1="15.558cm" svg:y1="6.322cm" svg:x2="18.425cm" svg:y2="7.648cm">
            <text:p/>
          </draw:line>
          <draw:line draw:style-name="gr4" draw:text-style-name="P5" draw:layer="layout" svg:x1="15.558cm" svg:y1="6.322cm" svg:x2="18.377cm" svg:y2="5.743cm">
            <text:p/>
          </draw:line>
          <draw:line draw:style-name="gr4" draw:text-style-name="P5" draw:layer="layout" svg:x1="15.558cm" svg:y1="6.322cm" svg:x2="18.425cm" svg:y2="3.727cm">
            <text:p/>
          </draw:line>
        </draw:g>
        <draw:polygon draw:style-name="gr1" draw:text-style-name="P2" draw:layer="layout" svg:width="5.085cm" svg:height="1.269cm" svg:x="25.616cm" svg:y="2.297cm" svg:viewBox="0 0 5086 1270" draw:points="0,0 5086,0 5086,1270 0,1270">
          <text:p text:style-name="P1"><text:span text:style-name="T1">Execute query remote</text:span></text:p>
        </draw:polygon>
        <draw:polygon draw:style-name="gr1" draw:text-style-name="P2" draw:layer="layout" svg:width="5.085cm" svg:height="1.269cm" svg:x="25.616cm" svg:y="5.697cm" svg:viewBox="0 0 5086 1270" draw:points="0,0 5086,0 5086,1270 0,1270">
          <text:p text:style-name="P1"><text:span text:style-name="T1">Local execute query</text:span></text:p>
        </draw:polygon>
        <draw:line draw:style-name="gr4" draw:text-style-name="P5" draw:layer="layout" svg:x1="23.201cm" svg:y1="1.835cm" svg:x2="25.598cm" svg:y2="2.927cm">
          <text:p/>
        </draw:line>
        <draw:line draw:style-name="gr4" draw:text-style-name="P5" draw:layer="layout" svg:x1="23.202cm" svg:y1="1.835cm" svg:x2="25.599cm" svg:y2="2.927cm">
          <text:p/>
        </draw:line>
        <draw:line draw:style-name="gr4" draw:text-style-name="P5" draw:layer="layout" svg:x1="23.201cm" svg:y1="7.623cm" svg:x2="25.599cm" svg:y2="2.927cm">
          <text:p/>
        </draw:line>
        <draw:line draw:style-name="gr4" draw:text-style-name="P5" draw:layer="layout" svg:x1="23.201cm" svg:y1="5.721cm" svg:x2="25.599cm" svg:y2="2.927cm">
          <text:p/>
        </draw:line>
        <draw:line draw:style-name="gr4" draw:text-style-name="P5" draw:layer="layout" svg:x1="23.201cm" svg:y1="3.737cm" svg:x2="25.599cm" svg:y2="2.927cm">
          <text:p/>
        </draw:line>
        <draw:line draw:style-name="gr4" draw:text-style-name="P5" draw:layer="layout" svg:x1="23.203cm" svg:y1="1.835cm" svg:x2="25.615cm" svg:y2="6.333cm">
          <text:p/>
        </draw:line>
        <draw:line draw:style-name="gr4" draw:text-style-name="P5" draw:layer="layout" svg:x1="23.201cm" svg:y1="3.737cm" svg:x2="25.615cm" svg:y2="6.35cm">
          <text:p/>
        </draw:line>
        <draw:line draw:style-name="gr4" draw:text-style-name="P5" draw:layer="layout" svg:x1="23.201cm" svg:y1="5.721cm" svg:x2="25.615cm" svg:y2="6.333cm">
          <text:p/>
        </draw:line>
        <draw:line draw:style-name="gr4" draw:text-style-name="P5" draw:layer="layout" svg:x1="23.201cm" svg:y1="7.623cm" svg:x2="25.598cm" svg:y2="6.33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4:54:47.076509927</meta:creation-date>
    <dc:date>2023-05-02T11:38:10.559224068</dc:date>
    <meta:editing-duration>PT45M27S</meta:editing-duration>
    <meta:editing-cycles>5</meta:editing-cycles>
    <meta:generator>LibreOffice/7.4.6.2$MacOSX_X86_64 LibreOffice_project/5b1f5509c2decdade7fda905e3e1429a67acd63d</meta:generator>
    <meta:document-statistic meta:object-count="57"/>
  </office:meta>
</office:document-meta>
</file>